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Name</text:p>
          </table:table-cell>
          <table:table-cell office:value-type="string" calcext:value-type="string">
            <text:p>CODE (NEC)</text:p>
          </table:table-cell>
          <table:table-cell office:value-type="string" calcext:value-type="string">
            <text:p>CODE LENGTH</text:p>
          </table:table-cell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9966DA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VOLUME UP</text:p>
          </table:table-cell>
          <table:table-cell office:value-type="string" calcext:value-type="string">
            <text:p>996622D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VOLUME DOWN</text:p>
          </table:table-cell>
          <table:table-cell office:value-type="string" calcext:value-type="string">
            <text:p>996638C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AGE UP</text:p>
          </table:table-cell>
          <table:table-cell office:value-type="string" calcext:value-type="string">
            <text:p>9966A05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AGE DOWN</text:p>
          </table:table-cell>
          <table:table-cell office:value-type="string" calcext:value-type="string">
            <text:p>9966F8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9966D02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9966D8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9966F00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9966926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996650A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99669A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9966B24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996658A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PG</text:p>
          </table:table-cell>
          <table:table-cell office:value-type="string" calcext:value-type="string">
            <text:p>9966708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99667A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99664AB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9666A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96642B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9660AF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99662AD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96602F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9966CA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966EA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9966C23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966A8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TV/RADIO</text:p>
          </table:table-cell>
          <table:table-cell office:value-type="float" office:value="99668877" calcext:value-type="float">
            <text:p>99668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9966807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9966827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996600F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9966C03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996640BF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8:09:44.450808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7:53:09.747839335</meta:creation-date>
    <meta:generator>LibreOffice/5.1.6.2$Linux_X86_64 LibreOffice_project/10m0$Build-2</meta:generator>
    <dc:date>2018-02-17T18:19:49.470861419</dc:date>
    <meta:editing-duration>PT10M5S</meta:editing-duration>
    <meta:editing-cycles>1</meta:editing-cycles>
    <meta:document-statistic meta:table-count="1" meta:cell-count="96" meta:object-count="0"/>
  </office:meta>
</office:document-meta>
</file>